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4</text:p>
          </table:table-cell>
          <table:table-cell table:style-name="ce20" office:value-type="string">
            <text:p>Pointer</text:p>
          </table:table-cell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C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A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38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2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4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BC</text:p>
          </table:table-cell>
          <table:table-cell table:style-name="ce17" office:value-type="string">
            <text:p>Pointer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-09-25</text:date>, <text:time>19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19:04:02.26</dc:date>
    <meta:editing-duration>P17DT4H30M14S</meta:editing-duration>
    <meta:editing-cycles>598</meta:editing-cycles>
    <meta:generator>OpenOffice/4.1.3$Win32 OpenOffice.org_project/413m1$Build-9783</meta:generator>
    <dc:creator>LH </dc:creator>
    <meta:document-statistic meta:table-count="12" meta:cell-count="4691" meta:object-count="0"/>
  </office:meta>
</office:document-meta>
</file>